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A</mi>
        <mi>N</mi>
      </msub>
      <mrow>
        <mi/>
        <mo stretchy="false">=</mo>
        <mi/>
      </mrow>
      <mfrac>
        <mn>1</mn>
        <mrow>
          <mi>N</mi>
          <mtext>!</mtext>
        </mrow>
      </mfrac>
      <mi/>
      <mrow>
        <munder>
          <mo stretchy="false">∫</mo>
          <mrow>
            <msub>
              <mo stretchy="false">α</mo>
              <mn>1</mn>
            </msub>
            <mi/>
            <mo stretchy="false">…</mo>
            <mi/>
            <msub>
              <mo stretchy="false">α</mo>
              <mi>N</mi>
            </msub>
          </mrow>
        </munder>
        <mi/>
      </mrow>
      <mrow>
        <munder>
          <mo stretchy="false">∫</mo>
          <mrow>
            <msub>
              <mo stretchy="false">β</mo>
              <mn>1</mn>
            </msub>
            <mi/>
            <mo stretchy="false">…</mo>
            <mi/>
            <msub>
              <mo stretchy="false">β</mo>
              <mi>N</mi>
            </msub>
          </mrow>
        </munder>
        <mi/>
      </mrow>
      <msubsup>
        <mi>a</mi>
        <mrow>
          <msub>
            <mo stretchy="false">α</mo>
            <mn>1</mn>
          </msub>
        </mrow>
        <mo stretchy="false">†</mo>
      </msubsup>
      <mi/>
      <mo stretchy="false">…</mo>
      <msubsup>
        <mi>a</mi>
        <mrow>
          <msub>
            <mo stretchy="false">α</mo>
            <mi>N</mi>
          </msub>
        </mrow>
        <mo stretchy="false">†</mo>
      </msubsup>
      <mi/>
      <mfenced open="∣" close="〉">
        <mrow>
          <mn>0</mn>
        </mrow>
      </mfenced>
      <mi/>
      <mmultiscripts>
        <mrow>
          <mo stretchy="false">〈</mo>
          <mrow>
            <mrow>
              <msub>
                <mo stretchy="false">ϕ</mo>
                <mrow>
                  <msub>
                    <mo stretchy="false">α</mo>
                    <mn>1</mn>
                  </msub>
                </mrow>
              </msub>
              <mi/>
              <mo stretchy="false">…</mo>
              <mi/>
            </mrow>
            <mo stretchy="false">∣</mo>
            <mrow>
              <mi/>
              <msub>
                <mi>A</mi>
                <mi>N</mi>
              </msub>
              <mi/>
            </mrow>
            <mo stretchy="false">∣</mo>
            <mrow>
              <mi/>
              <msub>
                <mo stretchy="false">ϕ</mo>
                <mrow>
                  <msub>
                    <mo stretchy="false">β</mo>
                    <mn>1</mn>
                  </msub>
                </mrow>
              </msub>
              <mi/>
              <mo stretchy="false">…</mo>
            </mrow>
          </mrow>
          <mo stretchy="false">〉</mo>
        </mrow>
        <none/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  <mprescripts/>
        <none/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multiscripts>
      <mi/>
      <mfenced open="〈" close="∣">
        <mrow>
          <mn>0</mn>
        </mrow>
      </mfenced>
      <mi/>
      <msub>
        <mi>a</mi>
        <mrow>
          <msub>
            <mo stretchy="false">β</mo>
            <mn>1</mn>
          </msub>
        </mrow>
      </msub>
      <mi/>
      <mo stretchy="false">…</mo>
      <msub>
        <mi>a</mi>
        <mrow>
          <msub>
            <mo stretchy="false">β</mo>
            <mi>N</mi>
          </msub>
        </mrow>
      </msub>
    </mrow>
    <annotation encoding="StarMath 5.0">A _N ~=~ 1 over {N "!"} ` 
int from {%ialpha _1 ` dotslow ` %ialpha _N} ` 
int from {%ibeta _1 ` dotslow ` %ibeta _N} ` 
a _{%ialpha _1} ^%Ux2020 ` dotslow a _{%ialpha _N} ^%Ux2020 ` 
left lline 
 0 
right rangle ` 
langle 
 %iphi _{%ialpha _1} ` dotslow 
 ` mline ` 
 A _N 
 ` mline ` 
 %iphi _{%ibeta _1} ` dotslow 
rangle lsup{(`+-`)} ^{(`+-`)} ` 
left langle 
 0 
right rline ` 
a _{%ibeta _1} ` dotslow a _{%ibeta _N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23:35:17.480000000</meta:creation-date>
    <meta:generator>LibreOffice/4.1.4.2$Windows_x86 LibreOffice_project/0a0440ccc0227ad9829de5f46be37cfb6edcf72</meta:generator>
  </office:meta>
</office:document-meta>
</file>